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5-02-2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5-01-1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4-11-25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4-10-10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4-09-26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4-08-29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4-07-2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4-07-18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4-06-13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4-05-3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4-04-10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4-02-12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4-01-11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3-12-28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3-11-15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3-10-1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3-09-2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3-08-01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3-07-1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3-06-09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3-05-05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3-04-11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3-03-14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3-02-1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3-01-12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2-12-2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2-11-2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2-09-27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2-08-2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2-07-28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2-06-2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2-05-09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2-04-04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2-03-1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2-02-09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2-01-2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1-12-22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1-11-16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1-10-25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1-09-1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1-08-09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1-07-22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1-06-28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1-05-2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1-04-1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1-03-18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1-02-0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1-01-21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0-12-0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0-11-25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0-10-2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0-09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0-08-1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0-07-14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0-05-12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0-04-1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0-03-25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0-02-1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20-01-2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9-12-1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9-12-09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9-10-23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9-10-0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9-09-1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9-08-12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9-07-18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9-06-12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9-05-21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9-04-23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9-03-20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9-02-0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9-01-15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8-12-04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8-11-15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8-10-18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8-09-2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8-08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8-07-11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8-06-0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8-04-19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8-03-19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8-02-1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7-11-28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7-08-0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7-07-24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7-06-0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7-05-2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7-04-1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7-03-2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7-02-1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7-01-10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6-11-29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6-11-14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6-10-13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6-09-19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6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6-07-12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6-06-14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6-05-17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6-04-28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6-03-29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6-02-23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6-01-2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5-12-14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5-11-16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5-10-2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5-10-1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5-09-2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5-09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5-09-02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5-08-0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5-07-0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5-06-04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5-04-22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5-03-12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5-02-1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5-01-2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4-12-18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4-11-12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4-10-15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4-09-03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4-08-04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4-07-1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4-06-1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4-04-21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4-03-13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3-12-1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3-11-2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3-09-1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3-08-0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3-07-0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3-06-1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3-05-24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3-04-05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3-03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3-02-01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2-11-27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2-10-3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2-09-2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2-08-16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2-07-19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2-06-14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2-05-3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2-04-2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2-03-13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2-02-28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2-01-26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1-12-03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1-11-22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1-10-12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1-09-0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1-08-1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1-07-1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1-06-2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1-05-23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1-04-2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1-03-3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1-01-13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0-12-2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0-11-02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0-10-2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0-09-30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0-08-0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0-05-25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0-03-25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0-02-2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10-01-27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9-12-17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9-11-2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9-10-09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9-09-23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9-08-2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9-07-1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9-05-18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9-04-1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9-03-1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9-02-10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9-01-23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8-12-1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8-10-30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8-08-25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8-07-02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8-05-14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8-04-03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8-03-0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8-02-0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8-01-08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7-12-05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7-11-13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7-10-11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7-07-09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7-06-11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7-05-0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7-04-03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7-03-1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7-02-06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7-01-1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6-12-1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6-11-1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6-10-1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6-08-2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6-06-2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6-04-1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6-02-1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5-12-0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5-11-28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5-10-17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5-08-02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5-07-05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5-06-2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5-04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5-02-25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4-12-01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4-10-1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4-10-13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4-08-2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4-07-0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4-05-0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4-04-20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4-03-02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4-02-09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3-12-03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3-10-2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3-08-0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3-06-1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3-04-0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3-02-0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2-12-1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2-11-06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2-09-19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2-08-0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2-03-1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2-02-13 1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2-01-10 1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1-12-13 1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1-11-15 1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1-10-11 1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1-09-19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1-08-27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1-07-19 1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1-06-14 1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1-05-14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1-04-19 1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1-03-15 1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1-02-20 1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1-01-23 1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0-10-0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0-08-18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0-06-19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0-06-15 1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0-05-12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0-04-18 1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0-03-21 1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0-02-16 1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2000-01-25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9-12-14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9-11-22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9-10-25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9-09-16 1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9-08-17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9-06-14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9-03-0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9-01-20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8-11-18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8-09-11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8-07-22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8-06-02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8-04-1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8-03-0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8-02-10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8-01-2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7-12-0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7-11-0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7-10-2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7-09-09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7-08-12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7-07-0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7-06-1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7-05-14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7-04-0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7-03-1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7-02-1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7-01-14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6-12-10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6-11-13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6-10-1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6-09-2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6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6-05-2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6-04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6-03-1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6-02-0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6-01-16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4-04-2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4-03-0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4-02-10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4-01-2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3-12-1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3-11-1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3-10-2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3-09-2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3-08-27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3-07-20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3-06-1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3-05-1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3-04-2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3-03-12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3-02-10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3-01-21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2-12-16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2-11-18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2-10-2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2-09-17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92-07-22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833066145800</text:p>
          </table:table-cell>
          <table:table-cell office:value-type="string" calcext:value-type="string">
            <text:p>PIEZOMETER A RASA, SALINAS, PR</text:p>
          </table:table-cell>
          <table:table-cell office:value-type="string" calcext:value-type="string">
            <text:p>198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62" meta:object-count="0"/>
    <meta:user-defined meta:name="AppVersion">3.0</meta:user-defined>
  </office:meta>
</office:document-meta>
</file>